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379000033058CF3C45E.svm"/>
  <manifest:file-entry manifest:media-type="" manifest:full-path="Pictures/20000007000062CF00002C92E09D0421.svm"/>
  <manifest:file-entry manifest:media-type="" manifest:full-path="Pictures/20000007000063E20000304AECE7E2A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Serif" svg:font-family="LiberationSerif" style:font-family-generic="roman"/>
    <style:font-face style:name="Lucida Sans1" svg:font-family="'Lucida Sans'" style:font-family-generic="swiss"/>
    <style:font-face style:name="Monospace" svg:font-family="Monospace" style:font-pitch="fixed"/>
    <style:font-face style:name="LiberationMono" svg:font-family="Liberation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LiberationSerif" fo:font-size="12pt" style:font-name-asian="LiberationSerif" style:font-size-asian="12pt" style:font-name-complex="LiberationSerif" style:font-size-complex="12pt"/>
    </style:style>
    <style:style style:name="P16" style:family="paragraph" style:parent-style-name="Standard" style:list-style-name="">
      <style:paragraph-properties fo:text-align="start" style:justify-single-word="false" style:text-autospace="none"/>
      <style:text-properties style:font-name="LiberationMono" fo:font-size="10pt" style:font-name-asian="LiberationMono" style:font-size-asian="10pt" style:font-name-complex="LiberationMono" style:font-size-complex="10pt"/>
    </style:style>
    <style:style style:name="P17" style:family="paragraph" style:parent-style-name="Standard" style:list-style-name="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Mono" style:font-name-asian="LiberationMono" style:font-name-complex="LiberationMono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n Górski</text:p>
      <text:p text:style-name="P2"/>
      <text:p text:style-name="P2"/>
      <text:p text:style-name="P2">Sprawozdanie Mongo DB</text:p>
      <text:p text:style-name="P2"/>
      <text:list xml:id="list6696771090201067176" text:style-name="L1">
        <text:list-item>
          <text:p text:style-name="P4">Zapytanie z konsoli</text:p>
        </text:list-item>
      </text:list>
      <text:p text:style-name="P3"/>
      <text:p text:style-name="P3">a) Proste zapytanie</text:p>
      <text:p text:style-name="P11">Posortuj malejąco pytania z kategorii "THE SOLAR SYSTEM" które odnosiły się do planet.</text:p>
      <text:p text:style-name="P5"/>
      <text:p text:style-name="P14">db.getCollection('question').find({$and:</text:p>
      <text:p text:style-name="P14">[{category: "THE SOLAR SYSTEM"},</text:p>
      <text:p text:style-name="P14">{question: {$regex : "planet"}}]}).sort({value:-1})</text:p>
      <text:p text:style-name="P9"/>
      <text:p text:style-name="P10"><draw:frame draw:style-name="fr1" draw:name="grafika1" text:anchor-type="paragraph" svg:width="17cm" svg:height="7.668cm" draw:z-index="0"><draw:image xlink:href="Pictures/20000007000062CF00002C92E09D0421.svm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6">b) <text:span text:style-name="T1">Zapytanie z agregacją</text:span></text:p>
      <text:p text:style-name="P12"><text:span text:style-name="T1">Ile pytań z kategorii "EVERYBODY TALKS ABOUT IT" , "THE COMPANY LINE","ESPN's TOP 10 ALL-TIME ATHLETES","EPITAPHS &amp; TRIBUTES" lub</text:span></text:p>
      <text:p text:style-name="P12"><text:span text:style-name="T1">"3-LETTER WORDS" zostało zadanych się w odpowidnich rundach?</text:span></text:p>
      <text:p text:style-name="P6"><text:span text:style-name="T1"/></text:p>
      <text:p text:style-name="P13"><text:span text:style-name="T1">db.getCollection('question').aggregate(</text:span></text:p>
      <text:p text:style-name="P13"><text:span text:style-name="T1">{ $match: {$or :[</text:span></text:p>
      <text:p text:style-name="P13"><text:span text:style-name="T1"><text:s text:c="4"/>{"category" : "ESPN's TOP 10 ALL-TIME ATHLETES"},</text:span></text:p>
      <text:p text:style-name="P13"><text:span text:style-name="T1"><text:s text:c="4"/>{"category" : "EVERYBODY TALKS ABOUT IT..."},</text:span></text:p>
      <text:p text:style-name="P13"><text:span text:style-name="T1"><text:s text:c="4"/>{"category" : "THE COMPANY LINE"},</text:span></text:p>
      <text:p text:style-name="P13"><text:span text:style-name="T1"><text:s text:c="4"/>{"category" : "EPITAPHS &amp; TRIBUTES"},</text:span></text:p>
      <text:p text:style-name="P13"><text:span text:style-name="T1"><text:s text:c="4"/>{"category" : "3-LETTER WORDS"}]}},</text:span></text:p>
      <text:p text:style-name="P13"><text:span text:style-name="T1">{ $group: {_id: "$round", total: {$sum: 1}}}</text:span></text:p>
      <text:p text:style-name="P13"><text:span text:style-name="T1">)</text:span></text:p>
      <text:p text:style-name="P13"><text:span text:style-name="T1"/></text:p>
      <text:p text:style-name="P13"><draw:frame draw:style-name="fr2" draw:name="grafika2" text:anchor-type="paragraph" svg:width="17cm" svg:height="8.218cm" draw:z-index="1"><draw:image xlink:href="Pictures/20000007000063E20000304AECE7E2A2.svm" xlink:type="simple" xlink:show="embed" xlink:actuate="onLoad"/></draw:frame><text:span text:style-name="T1"/></text:p>
      <text:list xml:id="list5955114996482457924" text:style-name="L2">
        <text:list-item>
          <text:p text:style-name="P7"><text:span text:style-name="T1">Zapytanie z map reduce</text:span></text:p>
        </text:list-item>
      </text:list>
      <text:p text:style-name="P6"><text:span text:style-name="T1"/></text:p>
      <text:p text:style-name="P12"><text:span text:style-name="T1">Jaką łączną wartość pieniężną miały show między 2004-10-31 i 2004-12-31?</text:span></text:p>
      <text:p text:style-name="P6"/>
      <text:p text:style-name="P13"><text:span text:style-name="T1">db.getCollection('question').mapReduce(</text:span></text:p>
      <text:p text:style-name="P13"><text:span text:style-name="T1"><text:s text:c="2"/>function() { if(this.value) emit( this.show_number, parseInt((this.value.substring(1)))); },</text:span></text:p>
      <text:p text:style-name="P13"><text:span text:style-name="T1"><text:s text:c="2"/>function(key, values) {</text:span></text:p>
      <text:p text:style-name="P13"><text:span text:style-name="T1"><text:s text:c="4"/>return Array.sum(values) </text:span></text:p>
      <text:p text:style-name="P13"><text:span text:style-name="T1"><text:s text:c="2"/>},</text:span></text:p>
      <text:p text:style-name="P13"><text:span text:style-name="T1"><text:s text:c="2"/>{</text:span></text:p>
      <text:p text:style-name="P13"><text:span text:style-name="T1"><text:s text:c="4"/>query: {$and:[{air_date:{$lte:"2004-12-31"}},{air_date:{$gte:"2004-10-31"}}]},</text:span></text:p>
      <text:p text:style-name="P13"><text:span text:style-name="T1"><text:s text:c="4"/>out: "result"</text:span></text:p>
      <text:p text:style-name="P13"><text:span text:style-name="T1"><text:s text:c="2"/>})</text:span></text:p>
      <text:p text:style-name="P13"><text:soft-page-break/><text:span text:style-name="T1"/></text:p>
      <text:p text:style-name="P13"><draw:frame draw:style-name="fr2" draw:name="grafika3" text:anchor-type="paragraph" svg:width="17cm" svg:height="8.719cm" draw:z-index="2"><draw:image xlink:href="Pictures/2000000700006379000033058CF3C45E.svm" xlink:type="simple" xlink:show="embed" xlink:actuate="onLoad"/></draw:frame><text:span text:style-name="T1"/></text:p>
      <text:list xml:id="list356021015590458734" text:style-name="L3">
        <text:list-item>
          <text:p text:style-name="P8"><text:span text:style-name="T1">Zapytani przy użyciu Javy</text:span></text:p>
        </text:list-item>
      </text:list>
      <text:p text:style-name="P15"><text:span text:style-name="T1">Przykłady są dokładnie te same jak konsolowe. Są zawarte w paczce. Uruchamiane poprzez:</text:span></text:p>
      <text:p text:style-name="P16">./Jan_Gorski.sh</text:p>
      <text:p text:style-name="P1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Serif" svg:font-family="LiberationSerif" style:font-family-generic="roman"/>
    <style:font-face style:name="Lucida Sans1" svg:font-family="'Lucida Sans'" style:font-family-generic="swiss"/>
    <style:font-face style:name="Monospace" svg:font-family="Monospace" style:font-pitch="fixed"/>
    <style:font-face style:name="LiberationMono" svg:font-family="Liberation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 Górski</meta:initial-creator>
    <meta:creation-date>2016-12-18T23:20:33.21</meta:creation-date>
    <meta:document-statistic meta:table-count="0" meta:image-count="3" meta:object-count="0" meta:page-count="3" meta:paragraph-count="34" meta:word-count="159" meta:character-count="1336"/>
    <dc:date>2016-12-18T23:32:09.41</dc:date>
    <dc:creator>Jan Górski</dc:creator>
    <meta:editing-duration>PT11M37S</meta:editing-duration>
    <meta:editing-cycles>1</meta:editing-cycles>
    <meta:generator>OpenOffice/4.1.1$Win32 OpenOffice.org_project/411m6$Build-9775</meta:generator>
  </office:meta>
</office:document-meta>
</file>